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9.086cm" fo:min-width="12.09cm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7.41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7.863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9.502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7.495cm"/>
    </style:style>
    <style:style style:name="gr6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159cm" fo:min-width="7.415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159cm" fo:min-width="3.7cm"/>
    </style:style>
    <style:style style:name="gr8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159cm" fo:min-width="3.07cm"/>
    </style:style>
    <style:style style:name="gr9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939cm" fo:min-width="2.8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053cm" svg:stroke-color="#0066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66cc" fo:font-size="44pt" fo:font-weight="bold" style:font-size-asian="60pt" style:font-size-complex="60pt"/>
    </style:style>
    <style:style style:name="P3" style:family="paragraph">
      <loext:graphic-properties draw:fill="solid" draw:fill-color="#ffffff"/>
      <style:paragraph-properties fo:text-align="center"/>
      <style:text-properties fo:font-size="4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48pt" fo:font-weight="normal"/>
    </style:style>
    <style:style style:name="P6" style:family="paragraph">
      <style:paragraph-properties fo:text-align="center"/>
      <style:text-properties fo:font-size="4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solid" draw:fill-color="#ffffff"/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color="#0066cc" fo:font-size="40pt"/>
    </style:style>
    <style:style style:name="P10" style:family="paragraph">
      <loext:graphic-properties draw:fill="none" draw:fill-color="#ffffff"/>
      <style:paragraph-properties fo:text-align="center"/>
      <style:text-properties fo:color="#0066cc" fo:font-size="4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66cc" fo:font-size="44pt" fo:font-weight="bold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9933" fo:font-size="36pt" style:font-size-asian="36pt" style:font-size-complex="36pt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color="#009933" fo:font-size="36pt" fo:font-weight="normal" fo:background-color="transparent" style:font-size-asian="36pt" style:font-size-complex="36pt"/>
    </style:style>
    <style:style style:name="T6" style:family="text">
      <style:text-properties fo:color="#009933" fo:font-size="28pt" style:font-size-asian="28pt" style:font-size-complex="28pt"/>
    </style:style>
    <style:style style:name="T7" style:family="text">
      <style:text-properties fo:color="#009933" fo:font-size="28pt" fo:font-weight="normal" fo:background-color="transparent" style:font-size-asian="28pt" style:font-size-complex="28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cm" svg:height="13.5cm" svg:x="5.8cm" svg:y="3.75cm">
          <text:p text:style-name="P1"><text:span text:style-name="T1">Continu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915cm" svg:height="3.409cm" svg:x="10.893cm" svg:y="2cm">
          <draw:text-box>
            <text:p text:style-name="P1"><text:span text:style-name="T2">Culture</text:span></text:p>
            <text:p text:style-name="P1"><text:span text:style-name="T3">Improvement</text:span></text:p>
          </draw:text-box>
        </draw:frame>
        <draw:frame draw:style-name="gr3" draw:text-style-name="P4" draw:layer="layout" svg:width="8.363cm" svg:height="3.409cm" svg:x="20cm" svg:y="8.796cm">
          <draw:text-box>
            <text:p text:style-name="P1"><text:span text:style-name="T2">Automation</text:span></text:p>
            <text:p text:style-name="P1"><text:span text:style-name="T3">Delivery</text:span></text:p>
          </draw:text-box>
        </draw:frame>
        <draw:frame draw:style-name="gr4" draw:text-style-name="P4" draw:layer="layout" svg:width="10.002cm" svg:height="3.409cm" svg:x="9.43cm" svg:y="15.1cm">
          <draw:text-box>
            <text:p text:style-name="P1"><text:span text:style-name="T3">Learning</text:span></text:p>
            <text:p text:style-name="P1"><text:span text:style-name="T2">Measurement</text:span></text:p>
          </draw:text-box>
        </draw:frame>
        <draw:frame draw:style-name="gr5" draw:text-style-name="P5" draw:layer="layout" svg:width="7.995cm" svg:height="3.409cm" svg:x="1.205cm" svg:y="8.796cm">
          <draw:text-box>
            <text:p text:style-name="P1"><text:span text:style-name="T4">Sharing</text:span></text:p>
            <text:p text:style-name="P1"><text:span text:style-name="T5">Collaboration</text:span></text:p>
          </draw:text-box>
        </draw:frame>
      </draw:page>
      <draw:page draw:name="page2" draw:style-name="dp1" draw:master-page-name="Default">
        <draw:frame draw:style-name="gr6" draw:text-style-name="P3" xml:id="id1" draw:id="id1" draw:layer="layout" svg:width="10.782cm" svg:height="3.461cm" svg:x="9.459cm" svg:y="2cm">
          <draw:text-box>
            <text:p text:style-name="P6"><text:span text:style-name="T2">Plan</text:span></text:p>
            <text:p text:style-name="P6"><text:span text:style-name="T6">Challenge and Solution</text:span></text:p>
          </draw:text-box>
        </draw:frame>
        <draw:frame draw:style-name="gr7" draw:text-style-name="P8" xml:id="id2" draw:id="id2" draw:layer="layout" svg:width="7.263cm" svg:height="3.409cm" svg:x="21.137cm" svg:y="8.8cm">
          <draw:text-box>
            <text:p text:style-name="P7"><text:span text:style-name="T2">Do</text:span></text:p>
            <text:p text:style-name="P7"><text:span text:style-name="T6">Implementation</text:span></text:p>
          </draw:text-box>
        </draw:frame>
        <draw:frame draw:style-name="gr8" draw:text-style-name="P8" xml:id="id3" draw:id="id3" draw:layer="layout" svg:width="5.121cm" svg:height="3.409cm" svg:x="12.29cm" svg:y="15.1cm">
          <draw:text-box>
            <text:p text:style-name="P7"><text:span text:style-name="T6">Evaluation</text:span></text:p>
            <text:p text:style-name="P7"><text:span text:style-name="T2">Check</text:span></text:p>
          </draw:text-box>
        </draw:frame>
        <draw:frame draw:style-name="gr9" draw:text-style-name="P5" xml:id="id4" draw:id="id4" draw:layer="layout" svg:width="5.781cm" svg:height="4.189cm" svg:x="2.205cm" svg:y="8.406cm">
          <draw:text-box>
            <text:p text:style-name="P6"><text:span text:style-name="T4">Act</text:span></text:p>
            <text:p text:style-name="P6"><text:span text:style-name="T7">Standardize</text:span></text:p>
            <text:p text:style-name="P6"><text:span text:style-name="T7">or Improve</text:span></text:p>
          </draw:text-box>
        </draw:frame>
        <draw:frame draw:style-name="gr10" draw:text-style-name="P10" draw:layer="layout" svg:width="6.983cm" svg:height="4.189cm" svg:x="11.359cm" svg:y="8.406cm">
          <draw:text-box>
            <text:p text:style-name="P9"><text:span text:style-name="T2">«Kaizen»</text:span></text:p>
            <text:p text:style-name="P9"><text:span text:style-name="T8">Continuous</text:span></text:p>
            <text:p text:style-name="P9"><text:span text:style-name="T8">Improvement</text:span></text:p>
          </draw:text-box>
        </draw:frame>
        <draw:connector draw:style-name="gr11" draw:text-style-name="P11" draw:layer="layout" svg:x1="20.241cm" svg:y1="3.73cm" svg:x2="24.768cm" svg:y2="8.8cm" draw:start-shape="id1" draw:start-glue-point="1" draw:end-shape="id2" svg:d="M20241 3730h4527v5070" svg:viewBox="0 0 4528 5071">
          <text:p/>
        </draw:connector>
        <draw:connector draw:style-name="gr11" draw:text-style-name="P11" draw:layer="layout" svg:x1="24.768cm" svg:y1="12.209cm" svg:x2="17.411cm" svg:y2="16.804cm" draw:start-shape="id2" draw:start-glue-point="2" draw:end-shape="id3" draw:end-glue-point="1" svg:d="M24768 12209v4595h-7357" svg:viewBox="0 0 7358 4596">
          <text:p/>
        </draw:connector>
        <draw:connector draw:style-name="gr11" draw:text-style-name="P11" draw:layer="layout" svg:x1="12.29cm" svg:y1="16.804cm" svg:x2="5.095cm" svg:y2="12.595cm" draw:start-shape="id3" draw:start-glue-point="3" draw:end-shape="id4" draw:end-glue-point="2" svg:d="M12290 16804h-7195v-4209" svg:viewBox="0 0 7196 4210">
          <text:p/>
        </draw:connector>
        <draw:connector draw:style-name="gr11" draw:text-style-name="P11" draw:layer="layout" svg:x1="5.095cm" svg:y1="8.406cm" svg:x2="9.459cm" svg:y2="3.73cm" draw:start-shape="id4" draw:start-glue-point="0" draw:end-shape="id1" draw:end-glue-point="3" svg:d="M5095 8406v-4676h4364" svg:viewBox="0 0 4365 46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14:59:47.036000000</meta:creation-date>
    <dc:date>2016-07-25T18:45:37.010000000</dc:date>
    <meta:editing-duration>PT16M57S</meta:editing-duration>
    <meta:editing-cycles>3</meta:editing-cycles>
    <meta:generator>LibreOffice/5.0.4.2$Windows_x86 LibreOffice_project/2b9802c1994aa0b7dc6079e128979269cf95bc78</meta:generator>
    <meta:document-statistic meta:object-count="14"/>
  </office:meta>
</office:document-meta>
</file>